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imbr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lou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veform selec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cay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stai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leas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dsr curv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vemangler amount</text:p>
          </table:table-cell>
          <table:table-cell office:value-type="string" calcext:value-type="string">
            <text:p>From 0 to 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vemangler typ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fo1 freq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fo1 depth</text:p>
          </table:table-cell>
          <table:table-cell table:style-name="ce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fo1 waveform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ilter select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filter freq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ilter q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ngs poly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ngs exciter onoff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ngs pitch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ngs structur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ngs position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nsg transposition</text:p>
          </table:table-cell>
          <table:table-cell office:value-type="string" calcext:value-type="string">
            <text:p>From -21 to 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tune</text:p>
          </table:table-cell>
          <table:table-cell office:value-type="string" calcext:value-type="string">
            <text:p>From 0 to 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fo2 freq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fo2 depth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fo2 waveform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fo2 assig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olume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ilter attack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ilter dec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ilter sustain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ilter release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fo1 multiplier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fo2 multiplier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ono mode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Wavemangler mix</text:p>
          </table:table-cell>
          <table:table-cell office:value-type="string" calcext:value-type="string">
            <text:p>From 0 to 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utomation sync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utomation division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utomation bpm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utomation shape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utomation transition time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utomation spread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utomation phase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ngs dry/wet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ngs model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ngs damping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ngs brightness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ngs trigger onoff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fo1 sync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fo1 phase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fo2 sync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fo2 phas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Waveform +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Waveform -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utomation shape +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utomation shape -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ngs trigger go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utomation trigger go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440 go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ngs transposition rese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x1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y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x2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y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x3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y3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x4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y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waveform name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utomation name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lfo1 freq name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lfo2 freq name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automation sync name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5">00/00/0000</text:date>, <text:time style:data-style-name="N2" text:time-value="23:08:46.9308052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13:47:46.173374236</meta:creation-date>
    <dc:date>2024-10-05T23:09:10.061570359</dc:date>
    <meta:editing-duration>PT25M27S</meta:editing-duration>
    <meta:editing-cycles>10</meta:editing-cycles>
    <meta:generator>LibreOffice/24.2.5.2$Linux_X86_64 LibreOffice_project/420$Build-2</meta:generator>
    <meta:document-statistic meta:table-count="1" meta:cell-count="152" meta:object-count="0"/>
  </office:meta>
</office:document-meta>
</file>